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6.0243in"/>
    </style:style>
    <style:style style:name="P1" style:family="paragraph" style:parent-style-name="Table_20_Contents">
      <style:paragraph-properties fo:background-color="transparent">
        <style:background-image/>
      </style:paragraph-properties>
    </style:style>
    <style:style style:name="P2" style:family="paragraph" style:parent-style-name="Standard">
      <style:text-properties style:font-name="Cantarell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Table_20_Contents" style:list-style-name="L2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8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9" style:family="paragraph" style:parent-style-name="Table_20_Contents" style:list-style-name="L4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0" style:family="paragraph" style:parent-style-name="Table_20_Contents" style:list-style-name="L7">
      <style:paragraph-properties fo:text-align="start" style:justify-single-word="false"/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Table_20_Contents" style:list-style-name="L5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2" style:family="paragraph" style:parent-style-name="Table_20_Contents" style:list-style-name="L6">
      <style:paragraph-properties fo:text-align="start" style:justify-single-word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style:font-name="Liberation Serif" style:font-weight-asian="normal" style:font-weight-complex="normal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nutes of Meeting </text:p>
      <text:p text:style-name="P2">GMRT</text:p>
      <text:p text:style-name="Standard"/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Meeting</text:p>
          </table:table-cell>
          <table:table-cell table:style-name="Table1.B1" office:value-type="string">
            <text:p text:style-name="Table_20_Contents">Meeting related to In House CMS development</text:p>
          </table:table-cell>
        </table:table-row>
        <table:table-row>
          <table:table-cell table:style-name="Table1.A2" office:value-type="string">
            <text:p text:style-name="P1">Held on</text:p>
          </table:table-cell>
          <table:table-cell table:style-name="Table1.B2" office:value-type="string">
            <text:p text:style-name="Table_20_Contents">4<text:span text:style-name="T2">th</text:span>-SEP-2012; Time : 3.30 PM to 4.30 PM; GMRT user's room</text:p>
          </table:table-cell>
        </table:table-row>
        <table:table-row>
          <table:table-cell table:style-name="Table1.A2" office:value-type="string">
            <text:p text:style-name="P1">Attendees</text:p>
          </table:table-cell>
          <table:table-cell table:style-name="Table1.B2" office:value-type="string">
            <text:p text:style-name="Table_20_Contents">Nimisha, S. Nayak, Charu, Raju, Santaji and Naresh</text:p>
          </table:table-cell>
        </table:table-row>
        <table:table-row>
          <table:table-cell table:style-name="Table1.A4" office:value-type="string">
            <text:p text:style-name="P1">Agenda</text:p>
          </table:table-cell>
          <table:table-cell table:style-name="Table1.B2" office:value-type="string">
            <text:p text:style-name="Table_20_Contents">In House CMS development </text:p>
          </table:table-cell>
        </table:table-row>
        <table:table-row table:style-name="Table1.5">
          <table:table-cell table:style-name="Table1.A4" office:value-type="string">
            <text:p text:style-name="P1">Highlights</text:p>
            <text:p text:style-name="P1">and items</text:p>
            <text:p text:style-name="P1">discussed </text:p>
          </table:table-cell>
          <table:table-cell table:style-name="Table1.B2" office:value-type="string">
            <text:p text:style-name="Table_20_Contents"><text:s text:c="13"/>Discussed following items :</text:p>
            <text:p text:style-name="Table_20_Contents"/>
            <text:list xml:id="list1525548132" text:style-name="L2">
              <text:list-item>
                <text:p text:style-name="P5">Charu and Naresh will give a technical report on New MCM architecture,</text:p>
                <text:p text:style-name="P5">It will also include comparison with old MCM.</text:p>
              </text:list-item>
              <text:list-item>
                <text:p text:style-name="P5">Raju will produce a technical report on TELESET-ABCCOM modification and testing.</text:p>
              </text:list-item>
              <text:list-item>
                <text:p text:style-name="P5">Santaji explained about various offline control and monitoring tools available in control room :</text:p>
              </text:list-item>
            </text:list>
            <text:p text:style-name="P6"><text:s text:c="4"/><text:span text:style-name="T4"><text:s/></text:span></text:p>
            <text:list xml:id="list316755938" text:style-name="L3">
              <text:list-item>
                <text:p text:style-name="P8">Command file generator </text:p>
              </text:list-item>
            </text:list>
            <text:p text:style-name="P7"><text:s text:c="36"/>It will create command file for user.</text:p>
            <text:list xml:id="list1786771769" text:style-name="L4">
              <text:list-item>
                <text:p text:style-name="P9"><text:s/>Rise and set program <text:s/></text:p>
              </text:list-item>
            </text:list>
            <text:list xml:id="list1414588549" text:style-name="L5">
              <text:list-item>
                <text:p text:style-name="P11"><text:span text:style-name="T3"><text:s/>Frequency calculator</text:span></text:p>
              </text:list-item>
            </text:list>
            <text:p text:style-name="P7"><text:s text:c="30"/>It is used for setting 1<text:span text:style-name="T2">st</text:span> LO,4<text:span text:style-name="T2">th</text:span> LO and correlator bandwidth.</text:p>
            <text:list xml:id="list1174741623" text:style-name="L6">
              <text:list-item>
                <text:p text:style-name="P12"><text:span text:style-name="T3"><text:s/>Show track</text:span></text:p>
              </text:list-item>
            </text:list>
            <text:p text:style-name="P7"><text:s text:c="20"/>It display antenna position and various frequency setting like RF set, LO</text:p>
            <text:p text:style-name="P7"><text:s text:c="20"/>set, 4<text:span text:style-name="T2">th</text:span> LO set etc. <text:s text:c="64"/></text:p>
            <text:list xml:id="list51278381" text:style-name="L7">
              <text:list-item>
                <text:p text:style-name="P10"><text:s/>GUT <text:s text:c="2"/></text:p>
                <text:p text:style-name="P10"><text:s text:c="9"/>GMRT user tool which integrate all offline tools as package.</text:p>
              </text:list-item>
              <text:list-item>
                <text:p text:style-name="P10">GMT</text:p>
                <text:p text:style-name="P10"><text:s text:c="10"/>GMRT monitoring tools.</text:p>
              </text:list-item>
              <text:list-item>
                <text:p text:style-name="P10">In final CMS we must have all the tools. <text:s text:c="13"/></text:p>
              </text:list-item>
            </text:list>
            <text:list xml:id="list790959830" text:continue-list="list1525548132" text:style-name="L2">
              <text:list-header>
                <text:p text:style-name="P5"><text:s/></text:p>
                <text:p text:style-name="P5"/>
              </text:list-header>
              <text:list-item>
                <text:p text:style-name="P5">Santaji will provide a Write-up about various tolls available in control room.</text:p>
                <text:p text:style-name="P5"/>
              </text:list-item>
              <text:list-item>
                <text:p text:style-name="P5">Charu informed that RFI test on Miltec PC has been done.RFI group is preparing the final report.</text:p>
              </text:list-item>
            </text:list>
            <text:p text:style-name="P4"><text:s text:c="7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2-09-04T17:38:25</dc:date>
    <dc:creator>teleset </dc:creator>
    <meta:editing-duration>PT4H28S</meta:editing-duration>
    <meta:editing-cycles>40</meta:editing-cycles>
    <meta:generator>LibreOffice/3.4$Linux LibreOffice_project/340m1$Build-502</meta:generator>
    <meta:document-statistic meta:table-count="1" meta:image-count="0" meta:object-count="0" meta:page-count="1" meta:paragraph-count="38" meta:word-count="210" meta:character-count="1420" meta:non-whitespace-character-count="1011"/>
  </office:meta>
</office:document-meta>
</file>